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officeooo:paragraph-rsid="000b59fb"/>
    </style:style>
    <style:style style:name="P3" style:family="paragraph" style:parent-style-name="Standard">
      <style:paragraph-properties fo:text-align="justify" style:justify-single-word="false"/>
      <style:text-properties fo:language="en" fo:country="US" officeooo:rsid="000b59fb" officeooo:paragraph-rsid="001bd936"/>
    </style:style>
    <style:style style:name="P4" style:family="paragraph" style:parent-style-name="Standard">
      <style:paragraph-properties fo:text-align="justify" style:justify-single-word="false"/>
      <style:text-properties fo:language="en" fo:country="US" officeooo:rsid="000b59fb" officeooo:paragraph-rsid="000b59fb"/>
    </style:style>
    <style:style style:name="P5" style:family="paragraph" style:parent-style-name="Standard">
      <style:paragraph-properties fo:text-align="justify" style:justify-single-word="false"/>
      <style:text-properties fo:language="en" fo:country="US" officeooo:rsid="000b59fb" officeooo:paragraph-rsid="00e08686"/>
    </style:style>
    <style:style style:name="P6" style:family="paragraph" style:parent-style-name="Standard">
      <style:text-properties fo:language="en" fo:country="US" officeooo:rsid="000b59fb" officeooo:paragraph-rsid="006de7d5"/>
    </style:style>
    <style:style style:name="P7" style:family="paragraph" style:parent-style-name="Standard">
      <style:text-properties fo:language="en" fo:country="US" officeooo:rsid="000b59fb" officeooo:paragraph-rsid="008a2fed"/>
    </style:style>
    <style:style style:name="P8" style:family="paragraph" style:parent-style-name="Standard">
      <style:text-properties fo:language="en" fo:country="US" officeooo:rsid="003f81c0" officeooo:paragraph-rsid="003f81c0"/>
    </style:style>
    <style:style style:name="P9" style:family="paragraph" style:parent-style-name="Standard">
      <style:text-properties fo:language="en" fo:country="US" officeooo:rsid="003f81c0" officeooo:paragraph-rsid="0040c3b8"/>
    </style:style>
    <style:style style:name="P10" style:family="paragraph" style:parent-style-name="Standard">
      <style:text-properties fo:language="en" fo:country="US" officeooo:rsid="003f81c0" officeooo:paragraph-rsid="00b5262a"/>
    </style:style>
    <style:style style:name="P11" style:family="paragraph" style:parent-style-name="Standard">
      <style:text-properties fo:language="en" fo:country="US" officeooo:rsid="0040a692" officeooo:paragraph-rsid="0040a692"/>
    </style:style>
    <style:style style:name="P12" style:family="paragraph" style:parent-style-name="Standard">
      <style:text-properties fo:language="en" fo:country="US" officeooo:rsid="0040a692" officeooo:paragraph-rsid="004378ac"/>
    </style:style>
    <style:style style:name="P13" style:family="paragraph" style:parent-style-name="Standard">
      <style:text-properties fo:language="en" fo:country="US" officeooo:rsid="0040a692" officeooo:paragraph-rsid="00b70f84"/>
    </style:style>
    <style:style style:name="P14" style:family="paragraph" style:parent-style-name="Standard">
      <style:text-properties fo:language="en" fo:country="US" officeooo:rsid="006fbbee" officeooo:paragraph-rsid="006fbbee"/>
    </style:style>
    <style:style style:name="P15" style:family="paragraph" style:parent-style-name="Standard">
      <style:paragraph-properties fo:text-align="justify" style:justify-single-word="false"/>
      <style:text-properties fo:language="en" fo:country="US" officeooo:paragraph-rsid="00a4cf22"/>
    </style:style>
    <style:style style:name="P16" style:family="paragraph" style:parent-style-name="Standard">
      <style:paragraph-properties fo:text-align="justify" style:justify-single-word="false"/>
      <style:text-properties fo:language="en" fo:country="US" officeooo:paragraph-rsid="00d90aca"/>
    </style:style>
    <style:style style:name="P17" style:family="paragraph" style:parent-style-name="Standard">
      <style:paragraph-properties fo:text-align="justify" style:justify-single-word="false"/>
      <style:text-properties fo:language="en" fo:country="US" officeooo:paragraph-rsid="00e27881"/>
    </style:style>
    <style:style style:name="P18" style:family="paragraph" style:parent-style-name="Standard">
      <style:paragraph-properties fo:text-align="justify" style:justify-single-word="false"/>
      <style:text-properties fo:language="en" fo:country="US" officeooo:paragraph-rsid="00ed1499"/>
    </style:style>
    <style:style style:name="P19" style:family="paragraph" style:parent-style-name="Standard">
      <style:paragraph-properties fo:text-align="justify" style:justify-single-word="false"/>
      <style:text-properties fo:language="en" fo:country="US" officeooo:paragraph-rsid="005a9da4"/>
    </style:style>
    <style:style style:name="P20" style:family="paragraph" style:parent-style-name="Standard">
      <style:text-properties fo:language="en" fo:country="US" officeooo:rsid="00d6758a" officeooo:paragraph-rsid="00d6758a"/>
    </style:style>
    <style:style style:name="P21" style:family="paragraph" style:parent-style-name="Standard">
      <style:text-properties fo:language="en" fo:country="US" officeooo:paragraph-rsid="000b59fb"/>
    </style:style>
    <style:style style:name="P22" style:family="paragraph" style:parent-style-name="Standard">
      <style:paragraph-properties fo:text-align="justify" style:justify-single-word="false"/>
      <style:text-properties fo:language="en" fo:country="US" officeooo:rsid="00478076" officeooo:paragraph-rsid="00da3a73"/>
    </style:style>
    <style:style style:name="P23" style:family="paragraph" style:parent-style-name="Standard">
      <style:paragraph-properties fo:text-align="justify" style:justify-single-word="false"/>
      <style:text-properties fo:language="en" fo:country="US" officeooo:rsid="00ef7b6f" officeooo:paragraph-rsid="00efd6a7"/>
    </style:style>
    <style:style style:name="P24" style:family="paragraph" style:parent-style-name="Standard">
      <style:paragraph-properties fo:text-align="justify" style:justify-single-word="false"/>
      <style:text-properties fo:language="en" fo:country="US" officeooo:rsid="001bd936" officeooo:paragraph-rsid="00f9ba17"/>
    </style:style>
    <style:style style:name="P25" style:family="paragraph" style:parent-style-name="Standard">
      <style:text-properties fo:language="es" fo:country="ES" officeooo:rsid="00478076" officeooo:paragraph-rsid="000b59fb"/>
    </style:style>
    <style:style style:name="P26" style:family="paragraph" style:parent-style-name="Standard">
      <style:paragraph-properties fo:text-align="justify" style:justify-single-word="false"/>
      <style:text-properties fo:language="es" fo:country="ES" officeooo:rsid="000b59fb" officeooo:paragraph-rsid="000b59fb"/>
    </style:style>
    <style:style style:name="P27" style:family="paragraph" style:parent-style-name="Standard">
      <style:paragraph-properties fo:text-align="justify" style:justify-single-word="false"/>
      <style:text-properties fo:language="es" fo:country="ES" officeooo:paragraph-rsid="00d6758a"/>
    </style:style>
    <style:style style:name="P28" style:family="paragraph" style:parent-style-name="Standard">
      <style:paragraph-properties fo:text-align="justify" style:justify-single-word="false"/>
      <style:text-properties fo:language="es" fo:country="ES" officeooo:paragraph-rsid="00d689c4"/>
    </style:style>
    <style:style style:name="P29" style:family="paragraph" style:parent-style-name="Standard">
      <style:paragraph-properties fo:text-align="justify" style:justify-single-word="false"/>
      <style:text-properties fo:language="es" fo:country="ES" officeooo:paragraph-rsid="00571dc8"/>
    </style:style>
    <style:style style:name="P30" style:family="paragraph" style:parent-style-name="Standard">
      <style:paragraph-properties fo:text-align="justify" style:justify-single-word="false"/>
      <style:text-properties fo:language="es" fo:country="ES" officeooo:paragraph-rsid="00d85dca"/>
    </style:style>
    <style:style style:name="P31" style:family="paragraph" style:parent-style-name="Standard">
      <style:paragraph-properties fo:text-align="justify" style:justify-single-word="false"/>
      <style:text-properties fo:language="es" fo:country="ES" officeooo:paragraph-rsid="0050ec50"/>
    </style:style>
    <style:style style:name="P32" style:family="paragraph" style:parent-style-name="Standard">
      <style:paragraph-properties fo:text-align="justify" style:justify-single-word="false"/>
      <style:text-properties fo:language="es" fo:country="ES" officeooo:paragraph-rsid="005a9da4"/>
    </style:style>
    <style:style style:name="P33" style:family="paragraph" style:parent-style-name="Standard">
      <style:paragraph-properties fo:text-align="justify" style:justify-single-word="false"/>
      <style:text-properties fo:language="es" fo:country="ES" officeooo:rsid="00146d21" officeooo:paragraph-rsid="00162a9b"/>
    </style:style>
    <style:style style:name="P34" style:family="paragraph" style:parent-style-name="Standard">
      <style:paragraph-properties fo:text-align="justify" style:justify-single-word="false"/>
      <style:text-properties fo:language="es" fo:country="ES" officeooo:rsid="001bd936" officeooo:paragraph-rsid="000b59fb"/>
    </style:style>
    <style:style style:name="P35" style:family="paragraph" style:parent-style-name="Standard">
      <style:paragraph-properties fo:text-align="justify" style:justify-single-word="false"/>
      <style:text-properties fo:language="es" fo:country="ES" officeooo:rsid="00218ddd" officeooo:paragraph-rsid="000b59fb"/>
    </style:style>
    <style:style style:name="P36" style:family="paragraph" style:parent-style-name="Standard">
      <style:text-properties fo:language="es" fo:country="VE" officeooo:rsid="000b59fb" officeooo:paragraph-rsid="000b59fb"/>
    </style:style>
    <style:style style:name="P37"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P38" style:family="paragraph" style:parent-style-name="Text_20_body">
      <style:paragraph-properties fo:margin-top="0in" fo:margin-bottom="0in" loext:contextual-spacing="false" fo:text-align="justify" style:justify-single-word="false"/>
    </style:style>
    <style:style style:name="P39" style:family="paragraph" style:parent-style-name="Standard">
      <style:paragraph-properties fo:margin-top="0in" fo:margin-bottom="0in" loext:contextual-spacing="false" fo:text-align="justify" style:justify-single-word="false"/>
      <style:text-properties fo:language="en" fo:country="US" officeooo:paragraph-rsid="00bb7bc8"/>
    </style:style>
    <style:style style:name="P40" style:family="paragraph" style:parent-style-name="Standard">
      <style:paragraph-properties fo:margin-top="0in" fo:margin-bottom="0in" loext:contextual-spacing="false" fo:text-align="justify" style:justify-single-word="false"/>
      <style:text-properties fo:language="en" fo:country="US" officeooo:paragraph-rsid="00fd533b"/>
    </style:style>
    <style:style style:name="P41" style:family="paragraph" style:parent-style-name="Standard">
      <style:paragraph-properties fo:margin-top="0in" fo:margin-bottom="0in" loext:contextual-spacing="false" fo:text-align="justify" style:justify-single-word="false"/>
      <style:text-properties fo:language="en" fo:country="US" officeooo:rsid="0094735f" officeooo:paragraph-rsid="00cfe8e7"/>
    </style:style>
    <style:style style:name="P42" style:family="paragraph" style:parent-style-name="Standard">
      <style:paragraph-properties fo:margin-top="0in" fo:margin-bottom="0in" loext:contextual-spacing="false" fo:text-align="justify" style:justify-single-word="false"/>
      <style:text-properties officeooo:paragraph-rsid="00cecf06"/>
    </style:style>
    <style:style style:name="P43" style:family="paragraph" style:parent-style-name="Standard">
      <style:paragraph-properties fo:margin-top="0in" fo:margin-bottom="0in" loext:contextual-spacing="false" fo:text-align="justify" style:justify-single-word="false"/>
      <style:text-properties officeooo:rsid="00cf2ec3" officeooo:paragraph-rsid="00cfe8e7"/>
    </style:style>
    <style:style style:name="P44" style:family="paragraph" style:parent-style-name="Standard">
      <style:paragraph-properties fo:margin-top="0in" fo:margin-bottom="0in" loext:contextual-spacing="false" fo:text-align="start" style:justify-single-word="false"/>
      <style:text-properties officeooo:paragraph-rsid="00cfe8e7"/>
    </style:style>
    <style:style style:name="P45" style:family="paragraph" style:parent-style-name="Standard">
      <style:paragraph-properties fo:margin-top="0in" fo:margin-bottom="0in" loext:contextual-spacing="false" fo:text-align="justify" style:justify-single-word="false"/>
      <style:text-properties fo:font-style="italic" officeooo:paragraph-rsid="00cfe8e7" style:font-style-asian="italic" style:font-style-complex="italic"/>
    </style:style>
    <style:style style:name="P46" style:family="paragraph" style:parent-style-name="Footnote">
      <style:text-properties officeooo:rsid="006fbbee" officeooo:paragraph-rsid="006fbbee"/>
    </style:style>
    <style:style style:name="P47" style:family="paragraph" style:parent-style-name="Footnote">
      <style:text-properties fo:font-size="10pt" officeooo:rsid="0018f92f" style:font-size-asian="10pt" style:font-size-complex="10pt"/>
    </style:style>
    <style:style style:name="P48" style:family="paragraph" style:parent-style-name="Standard">
      <style:text-properties fo:language="en" fo:country="US" officeooo:rsid="00ffbbad" officeooo:paragraph-rsid="00ffbbad"/>
    </style:style>
    <style:style style:name="P49" style:family="paragraph" style:parent-style-name="Standard">
      <style:text-properties fo:language="en" fo:country="US" officeooo:rsid="000b59fb"/>
    </style:style>
    <style:style style:name="P50" style:family="paragraph" style:parent-style-name="Standard">
      <style:text-properties fo:language="en" fo:country="US" officeooo:rsid="000b59fb" officeooo:paragraph-rsid="00ffbbad"/>
    </style:style>
    <style:style style:name="P51" style:family="paragraph" style:parent-style-name="Standard">
      <style:text-properties fo:language="en" fo:country="US" officeooo:rsid="000b59fb" officeooo:paragraph-rsid="000b59fb"/>
    </style:style>
    <style:style style:name="P52" style:family="paragraph" style:parent-style-name="Standard">
      <style:text-properties fo:language="en" fo:country="US" officeooo:rsid="006fbbee" officeooo:paragraph-rsid="006fbbee"/>
    </style:style>
    <style:style style:name="P53" style:family="paragraph" style:parent-style-name="Standard">
      <style:text-properties fo:language="en" fo:country="US" officeooo:rsid="0100afbc" officeooo:paragraph-rsid="0100afbc"/>
    </style:style>
    <style:style style:name="P54" style:family="paragraph" style:parent-style-name="Standard">
      <style:text-properties fo:language="en" fo:country="US" officeooo:rsid="0101fa29" officeooo:paragraph-rsid="0101fa29"/>
    </style:style>
    <style:style style:name="P55" style:family="paragraph" style:parent-style-name="Standard">
      <style:text-properties fo:language="en" fo:country="US" officeooo:paragraph-rsid="0102338f"/>
    </style:style>
    <style:style style:name="P56"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57" style:family="paragraph" style:parent-style-name="Standard">
      <style:paragraph-properties fo:margin-top="0in" fo:margin-bottom="0in" loext:contextual-spacing="false" fo:text-align="justify" style:justify-single-word="false"/>
      <style:text-properties fo:language="en" fo:country="US" officeooo:rsid="0105b5aa" officeooo:paragraph-rsid="0105b5aa"/>
    </style:style>
    <style:style style:name="P58" style:family="paragraph" style:parent-style-name="Standard">
      <style:paragraph-properties fo:margin-top="0in" fo:margin-bottom="0in" loext:contextual-spacing="false" fo:text-align="justify" style:justify-single-word="false"/>
      <style:text-properties fo:language="en" fo:country="US" officeooo:rsid="0105b5aa" officeooo:paragraph-rsid="0106659f"/>
    </style:style>
    <style:style style:name="P59" style:family="paragraph" style:parent-style-name="Standard">
      <style:paragraph-properties fo:margin-top="0in" fo:margin-bottom="0in" loext:contextual-spacing="false" fo:text-align="justify" style:justify-single-word="false"/>
      <style:text-properties fo:language="en" fo:country="US" officeooo:rsid="0106659f" officeooo:paragraph-rsid="0106659f"/>
    </style:style>
    <style:style style:name="P60" style:family="paragraph" style:parent-style-name="Standard">
      <style:paragraph-properties fo:margin-top="0in" fo:margin-bottom="0in" loext:contextual-spacing="false" fo:text-align="justify" style:justify-single-word="false"/>
      <style:text-properties fo:language="en" fo:country="US" officeooo:rsid="000b59fb" officeooo:paragraph-rsid="0106659f"/>
    </style:style>
    <style:style style:name="P61" style:family="paragraph" style:parent-style-name="Standard">
      <style:paragraph-properties fo:margin-top="0in" fo:margin-bottom="0in" loext:contextual-spacing="false" fo:text-align="start" style:justify-single-word="false"/>
      <style:text-properties officeooo:paragraph-rsid="00cfe8e7"/>
    </style:style>
    <style:style style:name="T1" style:family="text">
      <style:text-properties fo:font-style="italic" officeooo:rsid="0084ba47" style:font-style-asian="italic" style:font-style-complex="italic"/>
    </style:style>
    <style:style style:name="T2" style:family="text">
      <style:text-properties style:text-underline-style="solid" style:text-underline-width="auto" style:text-underline-color="font-color" officeooo:rsid="00f5dfa5"/>
    </style:style>
    <style:style style:name="T3" style:family="text">
      <style:text-properties fo:text-transform="uppercase" officeooo:rsid="0040c3b8" style:font-size-asian="10.5pt"/>
    </style:style>
    <style:style style:name="T4" style:family="text">
      <style:text-properties fo:text-transform="uppercase" officeooo:rsid="00b5262a" style:font-size-asian="10.5pt"/>
    </style:style>
    <style:style style:name="T5" style:family="text">
      <style:text-properties officeooo:rsid="004378ac"/>
    </style:style>
    <style:style style:name="T6" style:family="text">
      <style:text-properties officeooo:rsid="0050ec50"/>
    </style:style>
    <style:style style:name="T7" style:family="text">
      <style:text-properties officeooo:rsid="00536904"/>
    </style:style>
    <style:style style:name="T8" style:family="text">
      <style:text-properties officeooo:rsid="006de7d5"/>
    </style:style>
    <style:style style:name="T9" style:family="text">
      <style:text-properties officeooo:rsid="00721197"/>
    </style:style>
    <style:style style:name="T10" style:family="text">
      <style:text-properties style:font-name="Liberation Serif" fo:font-size="12pt" officeooo:rsid="007589ae" style:font-size-asian="12pt" style:font-size-complex="12pt"/>
    </style:style>
    <style:style style:name="T11" style:family="text">
      <style:text-properties style:font-name="Liberation Serif" fo:font-size="12pt" officeooo:rsid="00af00f3" style:font-size-asian="12pt" style:font-size-complex="12pt"/>
    </style:style>
    <style:style style:name="T12" style:family="text">
      <style:text-properties style:font-name="Liberation Serif" fo:font-size="12pt" officeooo:rsid="007589ae" style:font-size-asian="12pt"/>
    </style:style>
    <style:style style:name="T13" style:family="text">
      <style:text-properties style:font-name="Liberation Serif" fo:font-size="12pt" officeooo:rsid="007fc247" style:font-size-asian="12pt"/>
    </style:style>
    <style:style style:name="T14" style:family="text">
      <style:text-properties style:font-name="Liberation Serif" fo:font-size="12pt" officeooo:rsid="00a1414a" style:font-size-asian="12pt"/>
    </style:style>
    <style:style style:name="T15" style:family="text">
      <style:text-properties style:font-name="Liberation Serif" fo:font-size="12pt" officeooo:rsid="007c32e0" style:font-size-asian="12pt"/>
    </style:style>
    <style:style style:name="T16" style:family="text">
      <style:text-properties style:font-name="Liberation Serif" fo:font-size="12pt" officeooo:rsid="00a00204" style:font-size-asian="12pt"/>
    </style:style>
    <style:style style:name="T17" style:family="text">
      <style:text-properties style:font-name="Liberation Serif" fo:font-size="12pt" officeooo:rsid="00a1d55d" style:font-size-asian="12pt"/>
    </style:style>
    <style:style style:name="T18" style:family="text">
      <style:text-properties style:font-name="Liberation Serif" fo:font-size="12pt" officeooo:rsid="00a4cf22" style:font-size-asian="12pt"/>
    </style:style>
    <style:style style:name="T19" style:family="text">
      <style:text-properties style:font-name="Liberation Serif" fo:font-size="12pt" officeooo:rsid="00a57abf" style:font-size-asian="12pt"/>
    </style:style>
    <style:style style:name="T20" style:family="text">
      <style:text-properties style:font-name="Liberation Serif" fo:font-size="12pt" officeooo:rsid="00a69bd7" style:font-size-asian="12pt"/>
    </style:style>
    <style:style style:name="T21" style:family="text">
      <style:text-properties style:font-name="Liberation Serif" fo:font-size="12pt" officeooo:rsid="00a864c9" style:font-size-asian="12pt"/>
    </style:style>
    <style:style style:name="T22" style:family="text">
      <style:text-properties style:font-name="Liberation Serif" fo:font-size="12pt" officeooo:rsid="00af00f3" style:font-size-asian="12pt"/>
    </style:style>
    <style:style style:name="T23" style:family="text">
      <style:text-properties style:font-name="Liberation Serif" fo:font-size="12pt" officeooo:rsid="00af829e" style:font-size-asian="12pt"/>
    </style:style>
    <style:style style:name="T24" style:family="text">
      <style:text-properties style:font-name="Liberation Serif" fo:font-size="12pt" officeooo:rsid="00bb7bc8" style:font-size-asian="12pt"/>
    </style:style>
    <style:style style:name="T25" style:family="text">
      <style:text-properties style:font-name="Liberation Serif" fo:font-size="12pt" officeooo:rsid="00bcdf01" style:font-size-asian="12pt"/>
    </style:style>
    <style:style style:name="T26" style:family="text">
      <style:text-properties style:font-name="Liberation Serif" fo:font-size="12pt" officeooo:rsid="00be21f5" style:font-size-asian="12pt"/>
    </style:style>
    <style:style style:name="T27" style:family="text">
      <style:text-properties style:font-name="Liberation Serif" fo:font-size="12pt" officeooo:rsid="00bf2438" style:font-size-asian="12pt"/>
    </style:style>
    <style:style style:name="T28" style:family="text">
      <style:text-properties style:font-name="Liberation Serif" fo:font-size="12pt" officeooo:rsid="00c0b8e6" style:font-size-asian="12pt"/>
    </style:style>
    <style:style style:name="T29" style:family="text">
      <style:text-properties style:font-name="Liberation Serif" fo:font-size="12pt" officeooo:rsid="00c218c6" style:font-size-asian="12pt"/>
    </style:style>
    <style:style style:name="T30" style:family="text">
      <style:text-properties style:font-name="Liberation Serif" fo:font-size="12pt" fo:language="en" fo:country="US" officeooo:rsid="00c4124d" style:font-size-asian="12pt"/>
    </style:style>
    <style:style style:name="T31" style:family="text">
      <style:text-properties style:font-name="Liberation Serif" fo:font-size="12pt" fo:language="en" fo:country="US" officeooo:rsid="00af00f3" style:font-size-asian="12pt"/>
    </style:style>
    <style:style style:name="T32" style:family="text">
      <style:text-properties style:font-name="Liberation Serif" fo:font-size="12pt" fo:language="en" fo:country="US" officeooo:rsid="00b8f692" style:font-size-asian="12pt"/>
    </style:style>
    <style:style style:name="T33" style:family="text">
      <style:text-properties style:font-name="Liberation Serif" fo:font-size="12pt" fo:language="en" fo:country="US" officeooo:rsid="00c6e340" style:font-size-asian="12pt"/>
    </style:style>
    <style:style style:name="T34" style:family="text">
      <style:text-properties style:font-name="Liberation Serif" fo:font-size="12pt" fo:language="en" fo:country="US" fo:font-style="italic" officeooo:rsid="009e33f5" style:font-size-asian="12pt" style:font-style-asian="italic" style:font-style-complex="italic"/>
    </style:style>
    <style:style style:name="T35" style:family="text">
      <style:text-properties style:font-name="Liberation Serif" fo:font-size="12pt" fo:font-style="normal" style:text-underline-style="none" fo:font-weight="normal" officeooo:rsid="008298d7" style:font-size-asian="12pt" style:font-style-asian="normal" style:font-weight-asian="normal" style:font-style-complex="normal" style:font-weight-complex="normal"/>
    </style:style>
    <style:style style:name="T36" style:family="text">
      <style:text-properties style:font-name="Liberation Serif" fo:font-size="12pt" fo:font-style="normal" style:text-underline-style="none" fo:font-weight="normal" officeooo:rsid="00fd533b" style:font-size-asian="12pt" style:font-style-asian="normal" style:font-weight-asian="normal" style:font-style-complex="normal" style:font-weight-complex="normal"/>
    </style:style>
    <style:style style:name="T37" style:family="text">
      <style:text-properties officeooo:rsid="007ab789"/>
    </style:style>
    <style:style style:name="T38" style:family="text">
      <style:text-properties officeooo:rsid="008a2fed"/>
    </style:style>
    <style:style style:name="T39" style:family="text">
      <style:text-properties officeooo:rsid="00a1414a"/>
    </style:style>
    <style:style style:name="T40" style:family="text">
      <style:text-properties officeooo:rsid="00af00f3"/>
    </style:style>
    <style:style style:name="T41" style:family="text">
      <style:text-properties officeooo:rsid="00b33b44"/>
    </style:style>
    <style:style style:name="T42" style:family="text">
      <style:text-properties officeooo:rsid="00b82a10"/>
    </style:style>
    <style:style style:name="T43" style:family="text">
      <style:text-properties fo:language="en" fo:country="US"/>
    </style:style>
    <style:style style:name="T44" style:family="text">
      <style:text-properties fo:language="en" fo:country="US" officeooo:rsid="00c4efaa"/>
    </style:style>
    <style:style style:name="T45" style:family="text">
      <style:text-properties fo:language="en" fo:country="US" officeooo:rsid="00c6e340"/>
    </style:style>
    <style:style style:name="T46" style:family="text">
      <style:text-properties fo:language="en" fo:country="US" fo:font-style="italic" style:text-underline-style="none" fo:font-weight="normal" officeooo:rsid="008298d7" style:font-style-asian="italic" style:font-weight-asian="normal" style:font-style-complex="italic" style:font-weight-complex="normal"/>
    </style:style>
    <style:style style:name="T47" style:family="text">
      <style:text-properties fo:language="en" fo:country="US" fo:font-style="normal" style:text-underline-style="none" fo:font-weight="normal" style:font-style-asian="normal" style:font-weight-asian="normal" style:font-style-complex="normal" style:font-weight-complex="normal"/>
    </style:style>
    <style:style style:name="T48"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49"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50" style:family="text">
      <style:text-properties fo:language="en" fo:country="US" fo:font-style="normal" style:text-underline-style="none" fo:font-weight="normal" officeooo:rsid="00c92afd" style:font-style-asian="normal" style:font-weight-asian="normal" style:font-style-complex="normal" style:font-weight-complex="normal"/>
    </style:style>
    <style:style style:name="T51" style:family="text">
      <style:text-properties fo:language="en" fo:country="US" fo:font-style="normal" style:font-style-asian="normal" style:font-style-complex="normal"/>
    </style:style>
    <style:style style:name="T52" style:family="text">
      <style:text-properties fo:language="en" fo:country="US" fo:font-style="normal" officeooo:rsid="00c92afd" style:font-style-asian="normal" style:font-style-complex="normal"/>
    </style:style>
    <style:style style:name="T53" style:family="text">
      <style:text-properties fo:language="en" fo:country="US" fo:font-style="normal" officeooo:rsid="00cecf06" style:font-style-asian="normal" style:font-style-complex="normal"/>
    </style:style>
    <style:style style:name="T54" style:family="text">
      <style:text-properties fo:language="en" fo:country="US" officeooo:rsid="00d689c4"/>
    </style:style>
    <style:style style:name="T55" style:family="text">
      <style:text-properties fo:language="en" fo:country="US" officeooo:rsid="00d85dca"/>
    </style:style>
    <style:style style:name="T56" style:family="text">
      <style:text-properties fo:language="en" fo:country="US" officeooo:rsid="00d90aca"/>
    </style:style>
    <style:style style:name="T57" style:family="text">
      <style:text-properties fo:language="es" fo:country="ES" fo:font-style="normal" officeooo:rsid="00c92afd" style:font-style-asian="normal" style:font-style-complex="normal"/>
    </style:style>
    <style:style style:name="T58" style:family="text">
      <style:text-properties fo:language="es" fo:country="ES" officeooo:rsid="00481b20"/>
    </style:style>
    <style:style style:name="T59" style:family="text">
      <style:text-properties fo:language="es" fo:country="ES" officeooo:rsid="0018f92f"/>
    </style:style>
    <style:style style:name="T60" style:family="text">
      <style:text-properties fo:language="es" fo:country="ES" officeooo:rsid="001bd936"/>
    </style:style>
    <style:style style:name="T61" style:family="text">
      <style:text-properties officeooo:rsid="000b59fb"/>
    </style:style>
    <style:style style:name="T62" style:family="text">
      <style:text-properties officeooo:rsid="00d8c5a4"/>
    </style:style>
    <style:style style:name="T63" style:family="text">
      <style:text-properties officeooo:rsid="00d90aca"/>
    </style:style>
    <style:style style:name="T64" style:family="text">
      <style:text-properties officeooo:rsid="00d9c790"/>
    </style:style>
    <style:style style:name="T65" style:family="text">
      <style:text-properties officeooo:rsid="00da3a73"/>
    </style:style>
    <style:style style:name="T66" style:family="text">
      <style:text-properties officeooo:rsid="00de5fba"/>
    </style:style>
    <style:style style:name="T67" style:family="text">
      <style:text-properties officeooo:rsid="00df6b1f"/>
    </style:style>
    <style:style style:name="T68" style:family="text">
      <style:text-properties officeooo:rsid="00e08686"/>
    </style:style>
    <style:style style:name="T69" style:family="text">
      <style:text-properties officeooo:rsid="00e3ca37"/>
    </style:style>
    <style:style style:name="T70" style:family="text">
      <style:text-properties officeooo:rsid="00146d21"/>
    </style:style>
    <style:style style:name="T71" style:family="text">
      <style:text-properties officeooo:rsid="00eb1550"/>
    </style:style>
    <style:style style:name="T72" style:family="text">
      <style:text-properties officeooo:rsid="00ed1499"/>
    </style:style>
    <style:style style:name="T73" style:family="text">
      <style:text-properties officeooo:rsid="00ed37e3"/>
    </style:style>
    <style:style style:name="T74" style:family="text">
      <style:text-properties officeooo:rsid="00efd6a7"/>
    </style:style>
    <style:style style:name="T75" style:family="text">
      <style:text-properties officeooo:rsid="00f0ae43"/>
    </style:style>
    <style:style style:name="T76" style:family="text">
      <style:text-properties officeooo:rsid="00f2088a"/>
    </style:style>
    <style:style style:name="T77" style:family="text">
      <style:text-properties officeooo:rsid="00f38340"/>
    </style:style>
    <style:style style:name="T78" style:family="text">
      <style:text-properties officeooo:rsid="00f7c553"/>
    </style:style>
    <style:style style:name="T79" style:family="text">
      <style:text-properties officeooo:rsid="00f9ba17"/>
    </style:style>
    <style:style style:name="T80" style:family="text">
      <style:text-properties officeooo:rsid="00f9f031"/>
    </style:style>
    <style:style style:name="T81" style:family="text">
      <style:text-properties officeooo:rsid="00fabbe9"/>
    </style:style>
    <style:style style:name="T82" style:family="text">
      <style:text-properties officeooo:rsid="00fbc3ff"/>
    </style:style>
    <style:style style:name="T83" style:family="text">
      <style:text-properties officeooo:rsid="00ffbbad"/>
    </style:style>
    <style:style style:name="T84" style:family="text">
      <style:text-properties officeooo:rsid="0102afbc"/>
    </style:style>
    <style:style style:name="T85" style:family="text">
      <style:text-properties officeooo:rsid="01048c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VER</text:p>
      <text:p text:style-name="P2">LICENSE</text:p>
      <text:p text:style-name="P2">ABSTRACT</text:p>
      <text:p text:style-name="P2">ACKNOWLEDGEMENTS</text:p>
      <text:p text:style-name="P2">CONTENTS</text:p>
      <text:p text:style-name="P2">LIST OF FIGURES</text:p>
      <text:p text:style-name="P2">LIST OF TABLES</text:p>
      <text:p text:style-name="P2"/>
      <text:p text:style-name="P2">1. INTRODUCTION <text:s text:c="4"/></text:p>
      <text:p text:style-name="P2"/>
      <text:p text:style-name="P2">- Document structure, the way the dissertation is going to be organized</text:p>
      <text:p text:style-name="P7">- <text:span text:style-name="T38">Disposition of the document</text:span></text:p>
      <text:p text:style-name="P2"/>
      <text:p text:style-name="P2"><text:s text:c="3"/></text:p>
      <text:p text:style-name="P2">2. PROBLEM STATEMENT</text:p>
      <text:p text:style-name="P2"/>
      <text:p text:style-name="P5"><text:bookmark text:name="result_box15"/>Business continuity in the field of information technology is supported <text:span text:style-name="T66">in </text:span>a large extent by the uninterrupted operation of the systems used <text:span text:style-name="T66">in productivity</text:span> <text:span text:style-name="T66">tasks </text:span>{ISO}. These systems must be fault tolerant, so that operations <text:span text:style-name="T67">have the </text:span>least possible impact in the event <text:span text:style-name="T68">that </text:span>an unexpected incident occurs.</text:p>
      <text:p text:style-name="P26"/>
      <text:p text:style-name="P17"><text:bookmark text:name="result_box16"/><text:span text:style-name="T61">Nowadays there are increasingly more people and organizations using centralized remote systems that allow online access to resources and everyday services, this scheme is called cloud computing {Mell &amp; Grance}. </text:span><text:bookmark text:name="result_box17"/>Through this type of services, end users whether individuals or corporations, are abstracted to support the infrastructure that this entails, giving responsibility to intermediary companies providing cloud services. So these intermediaries <text:span text:style-name="T69">are the ones </text:span>who must ensure <text:span text:style-name="T69">the proper</text:span> availability of <text:span text:style-name="T69">the </text:span>services, as well as factors such as communications security and redundancy of stored data, among many others.</text:p>
      <text:p text:style-name="P33"/>
      <text:p text:style-name="P18"><text:bookmark text:name="result_box18"/><text:span text:style-name="T70">In particular Netnovation™ is a SME in the field of information technologies, which provides private cloud services from data storage to hosting virtual private servers (VPS), including e-mail and collaboration servers. </text:span><text:bookmark text:name="result_box19"/>The latter is precisely one of the mainstays for the operations of the company, which employs <text:span text:style-name="T71">main</text:span>ly FLOSS to its internal systems, specifically using the <text:span text:style-name="T71">FLOSS </text:span>e-mail and collaboration suite Zimbra™<text:span text:style-name="T59"><text:note text:id="ftn1" text:note-class="footnote"><text:note-citation>1</text:note-citation><text:note-body><text:p text:style-name="P47">http://www.zimbra.com</text:p></text:note-body></text:note></text:span><text:span text:style-name="T59">. </text:span><text:bookmark text:name="result_box20"/>One of the main problems that Netnovation™ <text:span text:style-name="T72">faces</text:span> is to ensure <text:span text:style-name="T72">the </text:span>communication <text:span text:style-name="T72">and workflow </text:span>continuity that <text:span text:style-name="T72">is </text:span>carried through this collaboration tool, as well as meet the SLA<text:span text:style-name="T73">s</text:span> offer<text:span text:style-name="T72">ed</text:span> <text:span text:style-name="T72">to </text:span>its <text:span text:style-name="T73">customers over this software.</text:span></text:p>
      <text:p text:style-name="P4"/>
      <text:p text:style-name="P23">There are various software solutions offering high availability of services such as those provided by Zimbra™, each one with its <text:span text:style-name="T74">legal </text:span>implications, associated cost<text:span text:style-name="T74">s</text:span> and <text:span text:style-name="T74">implementation </text:span>difficulty<text:span text:style-name="T60"><text:note text:id="ftn2" text:note-class="footnote"><text:note-citation>2</text:note-citation><text:note-body><text:p text:style-name="Footnote"><text:span text:style-name="T78">Some of these solutions will be addressed in chapter </text:span><text:span text:style-name="T2">3</text:span></text:p></text:note-body></text:note></text:span>. A valid alternative is <text:span text:style-name="T75">the </text:span>integration of multiple tools in the field of FLOSS <text:span text:style-name="T75">providing</text:span> a framework to ensure <text:s/>continuity of system<text:span text:style-name="T76">s</text:span> <text:span text:style-name="T75">operation or business continuity</text:span>. By doing it this way it is possible to <text:span text:style-name="T77">adapt</text:span> the different requirements and use different technologies to provide the most consistent solution to what is desired.</text:p>
      <text:p text:style-name="P34"/>
      <text:p text:style-name="P24"><text:bookmark text:name="result_box22"/>On previous occasions, Netnovation™ has managed <text:span text:style-name="T79">to </text:span>successfully consolidate <text:span text:style-name="T79">most</text:span> of its operations <text:soft-page-break/>infrastructure <text:span text:style-name="T79">adapting</text:span> FLOSS, making it a wonderful idea to keep this scheme <text:span text:style-name="T81">working. To achieve this, </text:span>it is necessary to evaluate the state of the art in the field of systems that provide high availability, with the aim of <text:span text:style-name="T82">offering</text:span> an effective solution, <text:span text:style-name="T80">all of this in </text:span>accord<text:span text:style-name="T80">ance</text:span> to the guidelines that have been proposed <text:span text:style-name="T80">by the </text:span>company.</text:p>
      <text:p text:style-name="P35"/>
      <text:p text:style-name="P3"/>
      <text:p text:style-name="P2"><text:s text:c="4"/>2.1. JUSTIFICATION / MOTIVATION</text:p>
      <text:p text:style-name="P25"/>
      <text:p text:style-name="P22"><text:bookmark text:name="result_box14"/>The factors that motivate<text:span text:style-name="T64">s</text:span> this work are on one hand, give <text:span text:style-name="T64">proper </text:span>credit to business models based on FLOSS as those used <text:span text:style-name="T64">by technology </text:span>companies <text:span text:style-name="T64">nowadays</text:span> {Barahona &amp; Ortega<text:span text:style-name="T58">}</text:span>, and on the other <text:span text:style-name="T65">hand</text:span>, show that private enterprise can be benefited <text:span text:style-name="T65">by </text:span>FLOSS, <text:span text:style-name="T65">through a set of </text:span>toolset<text:span text:style-name="T65">s</text:span> <text:span text:style-name="T65">and mechanisms</text:span> <text:span text:style-name="T65">who allow </text:span>obtaining robust solutions <text:span text:style-name="T65">in accordance </text:span>to technology needs.</text:p>
      <text:p text:style-name="P22"/>
      <text:p text:style-name="P2"/>
      <text:p text:style-name="P2"><text:s text:c="4"/>2.2. OBJETIVES</text:p>
      <text:p text:style-name="P2"/>
      <text:p text:style-name="P20">The overall objectives are:</text:p>
      <text:p text:style-name="P20"/>
      <text:p text:style-name="P27"><text:span text:style-name="T61">- </text:span><text:bookmark text:name="result_box4"/><text:span text:style-name="T43">Frame the FLOSS business model used by Netnovation™</text:span></text:p>
      <text:p text:style-name="P28"><text:span text:style-name="T54">- </text:span><text:bookmark text:name="result_box6"/><text:span text:style-name="T43">Show various </text:span><text:span text:style-name="T54">current </text:span><text:span text:style-name="T43">alternatives</text:span><text:span text:style-name="T54"> provided by FLOSS at </text:span><text:span text:style-name="T43">the corporate level</text:span></text:p>
      <text:p text:style-name="P29"><text:span text:style-name="T7">- </text:span><text:bookmark text:name="result_box8"/><text:span text:style-name="T43">Adapt the proposed solution to the guidelines established by Netnovation™</text:span></text:p>
      <text:p text:style-name="P30"><text:span text:style-name="T55">- </text:span><text:bookmark text:name="result_box9"/><text:span text:style-name="T43">Establish an initial </text:span><text:span text:style-name="T55">point </text:span><text:span text:style-name="T43">reference for implementing high availability private cloud services offered by Netnovation™</text:span></text:p>
      <text:p text:style-name="P2"/>
      <text:p text:style-name="P2"><text:span text:style-name="T62">The s</text:span>pecific objectives <text:span text:style-name="T62">are:</text:span></text:p>
      <text:p text:style-name="P2"/>
      <text:p text:style-name="P16"><text:span text:style-name="T61">- </text:span><text:bookmark text:name="result_box10"/>Implement a high availability solution based on FLOSS for <text:span text:style-name="T63">the </text:span>e-mail and collaboration system Zimbra™ used by Netnovation™</text:p>
      <text:p text:style-name="P21"><text:span text:style-name="T61">- </text:span><text:bookmark text:name="result_box11"/>Describe the methodology used for the selection of the solution to be implemented</text:p>
      <text:p text:style-name="P31"><text:span text:style-name="T61">- </text:span><text:bookmark text:name="result_box12"/><text:span text:style-name="T43">Describe the process undertaken to implement the selected solution</text:span></text:p>
      <text:p text:style-name="P32"><text:span text:style-name="T6">- </text:span><text:bookmark text:name="result_box13"/><text:span text:style-name="T43">Perform tests in a controlled laboratory environment and validate the correct operation of the solution in order to promote </text:span><text:span text:style-name="T56">it to </text:span><text:span text:style-name="T43">a production environment</text:span></text:p>
      <text:p text:style-name="P19"/>
      <text:p text:style-name="P2"/>
      <text:p text:style-name="P2"><text:s text:c="4"/>2.3. SCOPE</text:p>
      <text:p text:style-name="P2"/>
      <text:p text:style-name="P38">The solution to be implemented consists of FLOSS tools that allow its adaptation to the current infrastructure of Netnovation™, they are not intended to replace the elements of the existing operations <text:s/>platform.</text:p>
      <text:p text:style-name="P38"/>
      <text:p text:style-name="P38">The methodology used for the selection of FLOSS tools that make the proposed solution is not intended to provide an exhaustive process that considers all possibilities in the area, but a flexible way that allows classify them qualitatively, justifying their choice through concrete metrics.</text:p>
      <text:p text:style-name="P38"/>
      <text:p text:style-name="P38">Having successfully implemented a high availability solution on the e-mail and collaboration system <text:soft-page-break/>used by Netnovation™, this will serve as a reference for providing high availability to other enterprise systems, but these other configurations are not covered in this exercise.</text:p>
      <text:p text:style-name="P36"/>
      <text:p text:style-name="P36"/>
      <text:p text:style-name="P6">3. <text:span text:style-name="T8">RELATED TECHNOLOGIES</text:span></text:p>
      <text:p text:style-name="P6"/>
      <text:p text:style-name="P48">- High Availability solutions based in FLOSS</text:p>
      <text:p text:style-name="P48">- Commercial cluster software</text:p>
      <text:p text:style-name="P50">. <text:span text:style-name="T83">SUSE Linux Enterprise High Availability Extension</text:span></text:p>
      <text:p text:style-name="P50">. <text:span text:style-name="T83">openSUSE High Availability</text:span></text:p>
      <text:p text:style-name="P50">. <text:span text:style-name="T83">Red Hat Enterprise Linux Cluster</text:span></text:p>
      <text:p text:style-name="P50"/>
      <text:p text:style-name="P53">- FLOSS available tools:</text:p>
      <text:p text:style-name="P14">. Linux-HA<text:note text:id="ftn3" text:note-class="footnote"><text:note-citation>3</text:note-citation><text:note-body><text:p text:style-name="P46">http://www.linux-ha.org/wiki/Main_Page</text:p></text:note-body></text:note></text:p>
      <text:p text:style-name="P14">. </text:p>
      <text:p text:style-name="P14"/>
      <text:p text:style-name="P2"/>
      <text:p text:style-name="P2">4. METHODOLOGY</text:p>
      <text:p text:style-name="P2"/>
      <text:p text:style-name="P15"><text:span text:style-name="T14">The followed roadmap to achieve the </text:span><text:bookmark text:name="result_box"/>objectives outlined <text:span text:style-name="T39">is a set of guidelines and suggestions for the adoption of FLOSS within SMEs {Daffara}, in the sense that </text:span><text:span text:style-name="T17">a</text:span><text:span text:style-name="T15"> methodology is not a</text:span><text:span text:style-name="T16">n exact</text:span><text:span text:style-name="T15"> formula but a set of practices. </text:span><text:span text:style-name="T18">At using this model, companies find a supporting guide from the initial selection and adoption of FLOSS within the IT infrastructure and even to the </text:span><text:span text:style-name="T20">consolidation</text:span><text:span text:style-name="T18"> of business models </text:span><text:span text:style-name="T21">around open source</text:span><text:span text:style-name="T19">.</text:span></text:p>
      <text:p text:style-name="P37"/>
      <text:p text:style-name="P40"><text:span text:style-name="T26">On the one hand, t</text:span><text:span text:style-name="T15">he </text:span><text:span text:style-name="T22">guidelines</text:span><text:span text:style-name="T15"> proposed by Daffara </text:span><text:span text:style-name="T22">suggest a r</text:span><text:span text:style-name="T10">esearch method </text:span><text:span text:style-name="T11">by c</text:span><text:span text:style-name="T12">ollect</text:span><text:span text:style-name="T22">ing</text:span><text:span text:style-name="T12"> and read as much information</text:span><text:span text:style-name="T13"> </text:span><text:span text:style-name="T22">related to the project is available </text:span><text:span text:style-name="T25">and select the appropriate solution from a matching set that fulfill the requirements</text:span><text:span text:style-name="T22">. </text:span><text:span text:style-name="T26">On the other hand t</text:span>his dissertation <text:span text:style-name="T40">also contemplates an open and standard framework</text:span><text:span text:style-name="T14"> to select the technologies </text:span><text:span text:style-name="T23">to be </text:span><text:span text:style-name="T14">used, </text:span><text:span text:style-name="T27">this is the</text:span><text:span text:style-name="T14"> </text:span><text:span text:style-name="T22">light weight</text:span><text:span text:style-name="T14"> </text:span><text:span text:style-name="T24">model </text:span><text:span text:style-name="T23">OpenBRR </text:span><text:span text:style-name="T35">{</text:span><text:span text:style-name="T36">Wasserman et. all</text:span><text:span text:style-name="T35">}</text:span><text:span text:style-name="T23">, </text:span><text:span text:style-name="T28">which performs a quick and flexible assessment </text:span><text:span text:style-name="T29">over software tools considered</text:span><text:span text:style-name="T23">.</text:span></text:p>
      <text:p text:style-name="P39"/>
      <text:p text:style-name="P42"><text:span text:style-name="T31">A</text:span><text:span text:style-name="T32">dditionally</text:span><text:span text:style-name="T30">, and following a practical </text:span><text:bookmark text:name="result_box1"/><text:span text:style-name="T30">formal </text:span><text:span text:style-name="T43">approach</text:span><text:span text:style-name="T30">, </text:span>applying a model of technology acceptance<text:span text:style-name="T30"> </text:span><text:span text:style-name="T33">such as the </text:span><text:span text:style-name="T44">L</text:span><text:span text:style-name="T45">azy </text:span><text:span text:style-name="T44">U</text:span><text:span text:style-name="T45">ser </text:span><text:span text:style-name="T44">M</text:span><text:span text:style-name="T45">odel (LUM) </text:span><text:span text:style-name="T48">{</text:span><text:span text:style-name="T49">Collan </text:span><text:span text:style-name="T48">&amp; </text:span><text:span text:style-name="T49">Tétard</text:span><text:span text:style-name="T48">}</text:span><text:span text:style-name="T46"> </text:span><text:span text:style-name="T50">is possible </text:span><text:span text:style-name="T43">to frame the process by which are chosen the technological to</text:span><text:span text:style-name="T51">ols that will make up the solution that meets user requirements, which in this case is being represented by the company </text:span><text:span text:style-name="T52">Netnovation</text:span><text:span text:style-name="T57">™</text:span><text:span text:style-name="T51">. </text:span><text:span text:style-name="T53">This model focuses on user needs and the demanded effort when selecting a solution to a problem from a set of possible solutions. </text:span></text:p>
      <text:p text:style-name="P41"/>
      <text:p text:style-name="P43"><text:span text:style-name="T50">L</text:span><text:span text:style-name="T47">UM:</text:span></text:p>
      <text:p text:style-name="P45">According to the lazy user model, a user is likely to choose the solution that requires the least effort</text:p>
      <text:p text:style-name="P44"><text:span text:style-name="T34">The selection between one solution and another is known as “Switching Cost”, which tell us that the user examines this cost in terms of time, energy and money when considering how to use a new solution. </text:span><text:span text:style-name="T1">The LUM proposes that technology acceptance is impacted by the principle of least effort.</text:span></text:p>
      <text:p text:style-name="P44"><text:span text:style-name="T1"/></text:p>
      <text:p text:style-name="P54"><text:span text:style-name="T61"><text:s text:c="4"/></text:span>4.1. OpenBRR</text:p>
      <text:p text:style-name="P49"/>
      <text:p text:style-name="P55"><text:soft-page-break/>- Esther Parrilla <text:span text:style-name="T37">Thesis</text:span></text:p>
      <text:p text:style-name="P56">- Project Evaluation (commits per month, bugs resolved, etc.)</text:p>
      <text:p text:style-name="P56"/>
      <text:p text:style-name="P57">5. DESIGN</text:p>
      <text:p text:style-name="P57"/>
      <text:p text:style-name="P57"/>
      <text:p text:style-name="P58"><text:span text:style-name="T61"><text:s text:c="4"/></text:span>5.1. Netnovation</text:p>
      <text:p text:style-name="P58"/>
      <text:p text:style-name="P59"><text:span text:style-name="T61"><text:s text:c="4"/></text:span>5.2. Infrastructure</text:p>
      <text:p text:style-name="P59"/>
      <text:p text:style-name="P59"><text:span text:style-name="T61"><text:s text:c="4"/></text:span>5.3. Hardware</text:p>
      <text:p text:style-name="P59"/>
      <text:p text:style-name="P59"><text:span text:style-name="T61"><text:s text:c="4"/></text:span>5.4. Network</text:p>
      <text:p text:style-name="P59"/>
      <text:p text:style-name="P59"><text:span text:style-name="T61"><text:s text:c="4"/></text:span>5.5. Software</text:p>
      <text:p text:style-name="P59"/>
      <text:p text:style-name="P59"><text:span text:style-name="T61"><text:s text:c="4"/></text:span>5.6. Overall Scheme</text:p>
      <text:p text:style-name="P59"/>
      <text:p text:style-name="P60"><text:s text:c="4"/></text:p>
      <text:p text:style-name="P56"/>
      <text:p text:style-name="P56"/>
      <text:p text:style-name="P2"><text:span text:style-name="T84">6</text:span>. IMPLEMENTATION</text:p>
      <text:p text:style-name="P2"/>
      <text:p text:style-name="P2"/>
      <text:p text:style-name="P2"><text:s text:c="4"/><text:span text:style-name="T84">6</text:span>.1. Technical specifications of implemented FLOSS tools</text:p>
      <text:p text:style-name="P2"/>
      <text:p text:style-name="P2"><text:s text:c="4"/><text:span text:style-name="T84">6</text:span>.2. Tests and validation</text:p>
      <text:p text:style-name="P2"/>
      <text:p text:style-name="P2"><text:s text:c="4"/><text:span text:style-name="T84">6</text:span>.3. Other considerations</text:p>
      <text:p text:style-name="P2"/>
      <text:p text:style-name="P2"/>
      <text:p text:style-name="P2"/>
      <text:p text:style-name="P2"><text:span text:style-name="T85">7</text:span>. RESULTS AND DISCUSSION</text:p>
      <text:p text:style-name="P2"/>
      <text:p text:style-name="P2"/>
      <text:p text:style-name="P2"><text:span text:style-name="T85">8</text:span>. CONCLUSIONS AND FUTURE WORK</text:p>
      <text:p text:style-name="P2"/>
      <text:p text:style-name="P2"/>
      <text:p text:style-name="P9">GLOSSARY/<text:span text:style-name="T3">abbreviations/</text:span><text:span text:style-name="T4">ACRONIMS</text:span></text:p>
      <text:p text:style-name="P8"/>
      <text:p text:style-name="P12">- <text:span text:style-name="T5">FLOSS: Free Libre Open Source Software</text:span></text:p>
      <text:p text:style-name="P12"><text:span text:style-name="T5">- </text:span>ISO: International Organization for Standardization</text:p>
      <text:p text:style-name="P11">- VPS: Virtual Private Server</text:p>
      <text:p text:style-name="P11">- <text:span text:style-name="T5">SLA: Service Level Agreement</text:span></text:p>
      <text:p text:style-name="P11">- <text:span text:style-name="T9">CRM: Cluster Resource Manager</text:span></text:p>
      <text:p text:style-name="P13">- <text:span text:style-name="T39">SME: Small and Medium Enterprises</text:span></text:p>
      <text:p text:style-name="P10">- <text:span text:style-name="T41">OpenBRR: Open Business Readiness Rating</text:span></text:p>
      <text:p text:style-name="P8"><text:soft-page-break/>- <text:span text:style-name="T42">IT: Information Technologies</text:span></text:p>
      <text:p text:style-name="P8"/>
      <text:p text:style-name="P8"/>
      <text:p text:style-name="P2">REFERENCES</text:p>
      <text:p text:style-name="P2">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4-12-15T21:46:03.084507654</dc:date>
    <dc:creator>dgamez </dc:creator>
    <meta:editing-duration>P2DT17H19M7S</meta:editing-duration>
    <meta:editing-cycles>246</meta:editing-cycles>
    <meta:generator>LibreOffice/4.3.3.2$Linux_X86_64 LibreOffice_project/9bb7eadab57b6755b1265afa86e04bf45fbfc644</meta:generator>
    <meta:document-statistic meta:table-count="0" meta:image-count="0" meta:object-count="0" meta:page-count="5" meta:paragraph-count="81" meta:word-count="1182" meta:character-count="7726" meta:non-whitespace-character-count="6555"/>
  </office:meta>
</office:document-meta>
</file>